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74cf" officeooo:paragraph-rsid="001074cf"/>
    </style:style>
    <style:style style:name="P2" style:family="paragraph" style:parent-style-name="Standard">
      <style:paragraph-properties fo:text-align="start" style:justify-single-word="false"/>
      <style:text-properties fo:font-size="10pt" officeooo:rsid="001074cf" officeooo:paragraph-rsid="00126120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rsid="001074cf" officeooo:paragraph-rsid="001074cf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officeooo:paragraph-rsid="0014fd0e"/>
    </style:style>
    <style:style style:name="T1" style:family="text">
      <style:text-properties officeooo:rsid="00126120"/>
    </style:style>
    <style:style style:name="T2" style:family="text">
      <style:text-properties fo:font-size="10pt" officeooo:rsid="001074cf" style:font-size-asian="8.75pt" style:font-size-complex="10pt"/>
    </style:style>
    <style:style style:name="T3" style:family="text">
      <style:text-properties fo:font-size="10pt" officeooo:rsid="001284c5" style:font-size-asian="8.75pt" style:font-size-complex="10pt"/>
    </style:style>
    <style:style style:name="T4" style:family="text">
      <style:text-properties fo:font-size="10pt" officeooo:rsid="0014fd0e" style:font-size-asian="8.75pt" style:font-size-complex="10pt"/>
    </style:style>
    <style:style style:name="T5" style:family="text">
      <style:text-properties fo:font-size="10pt" officeooo:rsid="0013f9c8" style:font-size-asian="8.75pt" style:font-size-complex="10pt"/>
    </style:style>
    <style:style style:name="T6" style:family="text">
      <style:text-properties fo:font-size="10pt" officeooo:rsid="0016a02e" style:font-size-asian="8.75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4fd0e" style:font-size-asian="10pt" style:font-size-complex="10pt"/>
    </style:style>
    <style:style style:name="T9" style:family="text">
      <style:text-properties officeooo:rsid="0014fd0e"/>
    </style:style>
    <style:style style:name="T10" style:family="text">
      <style:text-properties officeooo:rsid="0016a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OS8 UHD and GnuRadio Install</text:p>
      <text:p text:style-name="P1"/>
      <text:p text:style-name="P3"/>
      <text:p text:style-name="P2"><text:tab/><text:span text:style-name="T1">For this installation, as with the others, a Jenkinsfile automatically builds the content within the associated Dockerfile. One Dockerfile is used to build both UHD and GnuRadio in succession. </text:span><text:tab/></text:p>
      <text:p text:style-name="P2"/>
      <text:p text:style-name="P4"><text:span text:style-name="T2"><text:tab/></text:span><text:span text:style-name="T3">Since Python 2 support is ending as of January 2021, Python 3 was used for this build. </text:span><text:span text:style-name="T4">To ensure that Python 3 can be used during the build, <text:s/>the cmake option </text:span><text:span text:style-name="T7">-DENABLE_PYTHON3=ON </text:span><text:span text:style-name="T8">must be included</text:span><text:span text:style-name="T9">. </text:span><text:span text:style-name="T3">The dependencies listed for the UHD build <text:s/>were included in order to </text:span><text:span text:style-name="T5">enable the LibUHD, </text:span><text:span text:style-name="T2">LibUHD - C API, LibUHD - Python API, Examples, Utils, CrimsontTNG, USRP2, </text:span><text:span text:style-name="T5">MPMD, <text:s/>Manual, and Man Pages components. Enabled components can be verified through the output logs for each build. <text:s/></text:span><text:span text:style-name="T6">The PowerTools and epel-release repositories must be enabled to allow for all of these dependencies to be built. <text:s/>Several Python components were installed using Pythons’s pip3 installer.</text:span></text:p>
      <text:p text:style-name="P2"/>
      <text:p text:style-name="P2"><text:tab/><text:span text:style-name="T10">For the GnuRadio portion of the Dockerfile, the build dependencies were modified from those given from the official GnuRadio wiki for Ubuntu builds to accommodate a source build on CeentOS8. The only GnuRadio component which cannot be built in this install is zeromq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4" meta:word-count="184" meta:character-count="1158" meta:non-whitespace-character-count="968"/>
  </office:meta>
</office:document-meta>
</file>